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gabe 1)</text:p>
      <text:p text:style-name="Standard">Alle Wochentage können ausgehend vom 01.01 berechnet werden.</text:p>
      <text:p text:style-name="Standard">Der 01.01 kann somit eine von 7 verschiedenen Werten haben (Montag bis Sonntag).</text:p>
      <text:p text:style-name="Standard">Somit gibt es 7 verschiedene Möglichkeiten.</text:p>
      <text:p text:style-name="Standard"/>
      <text:p text:style-name="Standard">Wenn man nun das Schaltjahr betrachtet, hat der Februar 29 anstatt 28 Tage. Da sich die Wochentage dann verschieben, gibt es wieder 7 verschiedene Möglichkeiten wie die Tage eines Jahres auf die Wochentage verteilt sein können.</text:p>
      <text:p text:style-name="Standard"/>
      <text:p text:style-name="Standard">Insgesamt gibt es 14 verschiedene Möglichkeite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Christopher Höllriegl / Marvin Schmitt<text:tab/><text:tab/>Mi. 14 Uhr (Lübbe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22S</meta:editing-duration>
    <meta:editing-cycles>3</meta:editing-cycles>
    <meta:generator>OpenOffice/4.1.6$Win32 OpenOffice.org_project/416m1$Build-9790</meta:generator>
    <dc:date>2020-05-06T16:07:01.21</dc:date>
    <meta:document-statistic meta:table-count="0" meta:image-count="0" meta:object-count="0" meta:page-count="1" meta:paragraph-count="7" meta:word-count="80" meta:character-count="526"/>
    <dc:creator>Christopher Höllriegl</dc:creator>
    <meta:user-defined meta:name="Info 1"/>
    <meta:user-defined meta:name="Info 2"/>
    <meta:user-defined meta:name="Info 3"/>
    <meta:user-defined meta:name="Info 4"/>
  </office:meta>
</office:document-meta>
</file>